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KacstOffice" svg:font-family="KacstOffice" style:font-pitch="variable"/>
    <style:font-face style:name="KacstOne" svg:font-family="KacstOn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6.7188in" fo:margin-left="-0.0167in" table:align="left"/>
    </style:style>
    <style:style style:name="Table6.A" style:family="table-column">
      <style:table-column-properties style:column-width="2.25in"/>
    </style:style>
    <style:style style:name="Table6.B" style:family="table-column">
      <style:table-column-properties style:column-width="2.2292in"/>
    </style:style>
    <style:style style:name="Table6.C" style:family="table-column">
      <style:table-column-properties style:column-width="2.239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188in" fo:margin-left="-0.0167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2.2292in"/>
    </style:style>
    <style:style style:name="Table1.C" style:family="table-column">
      <style:table-column-properties style:column-width="2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188in" fo:margin-left="-0.0167in" table:align="left"/>
    </style:style>
    <style:style style:name="Table2.A" style:family="table-column">
      <style:table-column-properties style:column-width="2.25in"/>
    </style:style>
    <style:style style:name="Table2.B" style:family="table-column">
      <style:table-column-properties style:column-width="2.2292in"/>
    </style:style>
    <style:style style:name="Table2.C" style:family="table-column">
      <style:table-column-properties style:column-width="2.23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7188in" fo:margin-left="-0.0167in" table:align="left"/>
    </style:style>
    <style:style style:name="Table3.A" style:family="table-column">
      <style:table-column-properties style:column-width="2.25in"/>
    </style:style>
    <style:style style:name="Table3.B" style:family="table-column">
      <style:table-column-properties style:column-width="2.2292in"/>
    </style:style>
    <style:style style:name="Table3.C" style:family="table-column">
      <style:table-column-properties style:column-width="2.23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3271in"/>
    </style:style>
    <style:style style:name="Table4" style:family="table">
      <style:table-properties style:width="6.7188in" fo:margin-left="-0.0167in" table:align="left"/>
    </style:style>
    <style:style style:name="Table4.A" style:family="table-column">
      <style:table-column-properties style:column-width="2.25in"/>
    </style:style>
    <style:style style:name="Table4.B" style:family="table-column">
      <style:table-column-properties style:column-width="2.2292in"/>
    </style:style>
    <style:style style:name="Table4.C" style:family="table-column">
      <style:table-column-properties style:column-width="2.23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background-color="transparent" fo:padding="0.0382in" fo:border-left="0.05pt solid #7e0080" fo:border-right="none" fo:border-top="none" fo:border-bottom="0.05pt solid #7e0080">
        <style:background-image/>
      </style:table-cell-properties>
    </style:style>
    <style:style style:name="Table4.C4" style:family="table-cell">
      <style:table-cell-properties fo:background-color="transparent" fo:padding="0.0382in" fo:border-left="0.05pt solid #7e0080" fo:border-right="0.05pt solid #7e0080" fo:border-top="none" fo:border-bottom="0.05pt solid #7e0080">
        <style:background-image/>
      </style:table-cell-properties>
    </style:style>
    <style:style style:name="Table4.A5" style:family="table-cell">
      <style:table-cell-properties fo:background-color="#ffff00" fo:padding="0.0382in" fo:border-left="0.05pt solid #7e0080" fo:border-right="none" fo:border-top="none" fo:border-bottom="0.05pt solid #7e0080">
        <style:background-image/>
      </style:table-cell-properties>
    </style:style>
    <style:style style:name="Table4.C5" style:family="table-cell">
      <style:table-cell-properties fo:background-color="#ffff00" fo:padding="0.0382in" fo:border-left="0.05pt solid #7e0080" fo:border-right="0.05pt solid #7e0080" fo:border-top="none" fo:border-bottom="0.05pt solid #7e0080">
        <style:background-image/>
      </style:table-cell-properties>
    </style:style>
    <style:style style:name="Table5" style:family="table">
      <style:table-properties style:width="6.7188in" fo:margin-left="-0.0167in" table:align="left"/>
    </style:style>
    <style:style style:name="Table5.A" style:family="table-column">
      <style:table-column-properties style:column-width="2.25in"/>
    </style:style>
    <style:style style:name="Table5.B" style:family="table-column">
      <style:table-column-properties style:column-width="2.2292in"/>
    </style:style>
    <style:style style:name="Table5.C" style:family="table-column">
      <style:table-column-properties style:column-width="2.23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53580b"/>
    </style:style>
    <style:style style:name="P2" style:family="paragraph" style:parent-style-name="Standard">
      <style:text-properties officeooo:rsid="0053580b" officeooo:paragraph-rsid="0053580b"/>
    </style:style>
    <style:style style:name="P3" style:family="paragraph" style:parent-style-name="Standard">
      <style:text-properties officeooo:paragraph-rsid="0046e69d"/>
    </style:style>
    <style:style style:name="P4" style:family="paragraph" style:parent-style-name="Standard">
      <style:text-properties officeooo:paragraph-rsid="0036cf85"/>
    </style:style>
    <style:style style:name="P5" style:family="paragraph" style:parent-style-name="Standard">
      <style:text-properties officeooo:paragraph-rsid="002641ad"/>
    </style:style>
    <style:style style:name="P6" style:family="paragraph" style:parent-style-name="Text_20_body">
      <style:text-properties officeooo:rsid="001dcb2a" officeooo:paragraph-rsid="0046c2e6"/>
    </style:style>
    <style:style style:name="P7" style:family="paragraph" style:parent-style-name="Text_20_body">
      <style:text-properties officeooo:rsid="001dcb2a" officeooo:paragraph-rsid="0036cf85"/>
    </style:style>
    <style:style style:name="P8" style:family="paragraph" style:parent-style-name="Text_20_body">
      <style:text-properties officeooo:rsid="001dcb2a" officeooo:paragraph-rsid="002a2a1a"/>
    </style:style>
    <style:style style:name="P9" style:family="paragraph" style:parent-style-name="Text_20_body">
      <style:text-properties officeooo:rsid="001dcb2a" officeooo:paragraph-rsid="0070466e"/>
    </style:style>
    <style:style style:name="P10" style:family="paragraph" style:parent-style-name="Table_20_Contents">
      <style:paragraph-properties fo:text-align="center" style:justify-single-word="false"/>
      <style:text-properties fo:color="#7f00ff" fo:font-weight="bold" officeooo:rsid="0022a6a0" officeooo:paragraph-rsid="0053580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7f00ff" fo:font-weight="bold" officeooo:rsid="0022a6a0" officeooo:paragraph-rsid="0046e69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7f00ff" fo:font-weight="bold" officeooo:rsid="0022a6a0" officeooo:paragraph-rsid="0036cf8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7f00ff" fo:font-weight="bold" officeooo:rsid="0022a6a0" officeooo:paragraph-rsid="002641a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7f00ff" fo:font-weight="bold" officeooo:rsid="0022a6a0" officeooo:paragraph-rsid="0070466e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7f00ff" fo:font-weight="bold" officeooo:rsid="001fc90c" officeooo:paragraph-rsid="0053580b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7f00ff" fo:font-weight="bold" officeooo:rsid="001fc90c" officeooo:paragraph-rsid="0046e69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7f00ff" fo:font-weight="bold" officeooo:rsid="001fc90c" officeooo:paragraph-rsid="0036cf85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7f00ff" fo:font-weight="bold" officeooo:rsid="001fc90c" officeooo:paragraph-rsid="002641a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7f00ff" fo:font-weight="bold" officeooo:rsid="001fc90c" officeooo:paragraph-rsid="0070466e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7f00ff" style:font-name="KacstOne" fo:font-size="10pt" fo:font-weight="bold" officeooo:rsid="004e87d1" officeooo:paragraph-rsid="004e87d1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9pt" officeooo:rsid="008f365d" officeooo:paragraph-rsid="0091c35d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color="#000000" officeooo:rsid="0096ef64" officeooo:paragraph-rsid="0098a7cc" fo:background-color="#ffff00"/>
    </style:style>
    <style:style style:name="P23" style:family="paragraph" style:parent-style-name="Table_20_Contents">
      <style:paragraph-properties fo:text-align="center" style:justify-single-word="false"/>
      <style:text-properties fo:color="#ff0000" officeooo:rsid="0096ef64" officeooo:paragraph-rsid="009c9917"/>
    </style:style>
    <style:style style:name="P24" style:family="paragraph" style:parent-style-name="Table_20_Contents">
      <style:paragraph-properties fo:text-align="center" style:justify-single-word="false"/>
      <style:text-properties officeooo:rsid="007872d3" officeooo:paragraph-rsid="00b63be0"/>
    </style:style>
    <style:style style:name="P25" style:family="paragraph" style:parent-style-name="Table_20_Contents">
      <style:paragraph-properties fo:text-align="center" style:justify-single-word="false"/>
      <style:text-properties officeooo:rsid="007872d3" officeooo:paragraph-rsid="00cd4d3b"/>
    </style:style>
    <style:style style:name="P26" style:family="paragraph" style:parent-style-name="Table_20_Contents">
      <style:paragraph-properties fo:text-align="center" style:justify-single-word="false"/>
      <style:text-properties officeooo:rsid="007872d3" officeooo:paragraph-rsid="00ccb6de"/>
    </style:style>
    <style:style style:name="P27" style:family="paragraph" style:parent-style-name="Table_20_Contents">
      <style:paragraph-properties fo:text-align="center" style:justify-single-word="false"/>
      <style:text-properties officeooo:rsid="007872d3" officeooo:paragraph-rsid="00cb8f82"/>
    </style:style>
    <style:style style:name="P28" style:family="paragraph" style:parent-style-name="Table_20_Contents">
      <style:paragraph-properties fo:text-align="center" style:justify-single-word="false"/>
      <style:text-properties officeooo:rsid="007872d3" officeooo:paragraph-rsid="00cac68b"/>
    </style:style>
    <style:style style:name="P29" style:family="paragraph" style:parent-style-name="Table_20_Contents">
      <style:paragraph-properties fo:text-align="center" style:justify-single-word="false"/>
      <style:text-properties officeooo:rsid="007872d3" officeooo:paragraph-rsid="00c92302"/>
    </style:style>
    <style:style style:name="P30" style:family="paragraph" style:parent-style-name="Table_20_Contents">
      <style:paragraph-properties fo:text-align="center" style:justify-single-word="false"/>
      <style:text-properties officeooo:rsid="007872d3" officeooo:paragraph-rsid="00befdd0"/>
    </style:style>
    <style:style style:name="P31" style:family="paragraph" style:parent-style-name="Table_20_Contents">
      <style:paragraph-properties fo:text-align="center" style:justify-single-word="false"/>
      <style:text-properties officeooo:rsid="007872d3" officeooo:paragraph-rsid="00bdf948"/>
    </style:style>
    <style:style style:name="P32" style:family="paragraph" style:parent-style-name="Table_20_Contents">
      <style:paragraph-properties fo:text-align="center" style:justify-single-word="false"/>
      <style:text-properties officeooo:rsid="007872d3" officeooo:paragraph-rsid="00ba1d0d"/>
    </style:style>
    <style:style style:name="P33" style:family="paragraph" style:parent-style-name="Table_20_Contents">
      <style:paragraph-properties fo:text-align="center" style:justify-single-word="false"/>
      <style:text-properties officeooo:rsid="007872d3" officeooo:paragraph-rsid="00b8aa3e"/>
    </style:style>
    <style:style style:name="P34" style:family="paragraph" style:parent-style-name="Table_20_Contents">
      <style:paragraph-properties fo:text-align="center" style:justify-single-word="false"/>
      <style:text-properties officeooo:rsid="007872d3" officeooo:paragraph-rsid="00b7c1ab"/>
    </style:style>
    <style:style style:name="P35" style:family="paragraph" style:parent-style-name="Table_20_Contents">
      <style:paragraph-properties fo:text-align="center" style:justify-single-word="false"/>
      <style:text-properties officeooo:rsid="007872d3" officeooo:paragraph-rsid="00b0eb86"/>
    </style:style>
    <style:style style:name="P36" style:family="paragraph" style:parent-style-name="Table_20_Contents">
      <style:paragraph-properties fo:text-align="center" style:justify-single-word="false"/>
      <style:text-properties officeooo:rsid="00645069" officeooo:paragraph-rsid="00b63be0"/>
    </style:style>
    <style:style style:name="P37" style:family="paragraph" style:parent-style-name="Table_20_Contents">
      <style:paragraph-properties fo:text-align="center" style:justify-single-word="false"/>
      <style:text-properties officeooo:rsid="00645069" officeooo:paragraph-rsid="00645069"/>
    </style:style>
    <style:style style:name="P38" style:family="paragraph" style:parent-style-name="Table_20_Contents">
      <style:paragraph-properties fo:text-align="center" style:justify-single-word="false"/>
      <style:text-properties officeooo:rsid="0065cbef" officeooo:paragraph-rsid="0065cbef" fo:background-color="#ff007f"/>
    </style:style>
    <style:style style:name="P39" style:family="paragraph" style:parent-style-name="Table_20_Contents">
      <style:paragraph-properties fo:text-align="center" style:justify-single-word="false"/>
      <style:text-properties officeooo:rsid="00645069" officeooo:paragraph-rsid="00645069" fo:background-color="#ff007f"/>
    </style:style>
    <style:style style:name="P40" style:family="paragraph" style:parent-style-name="Table_20_Contents">
      <style:paragraph-properties fo:text-align="center" style:justify-single-word="false"/>
      <style:text-properties officeooo:rsid="00a60da3" officeooo:paragraph-rsid="00a60da3" fo:background-color="#ff007f"/>
    </style:style>
    <style:style style:name="P41" style:family="paragraph" style:parent-style-name="Table_20_Contents">
      <style:paragraph-properties fo:text-align="center" style:justify-single-word="false"/>
      <style:text-properties officeooo:rsid="0065cbef" officeooo:paragraph-rsid="0065cbef"/>
    </style:style>
    <style:style style:name="P42" style:family="paragraph" style:parent-style-name="Table_20_Contents">
      <style:paragraph-properties fo:text-align="center" style:justify-single-word="false"/>
      <style:text-properties officeooo:rsid="00636aa2" officeooo:paragraph-rsid="00636aa2"/>
    </style:style>
    <style:style style:name="P43" style:family="paragraph" style:parent-style-name="Table_20_Contents">
      <style:paragraph-properties fo:text-align="center" style:justify-single-word="false"/>
      <style:text-properties officeooo:rsid="00636aa2" officeooo:paragraph-rsid="00a8df8a"/>
    </style:style>
    <style:style style:name="P44" style:family="paragraph" style:parent-style-name="Table_20_Contents">
      <style:paragraph-properties fo:text-align="center" style:justify-single-word="false"/>
      <style:text-properties officeooo:rsid="006299c0" officeooo:paragraph-rsid="00b63be0"/>
    </style:style>
    <style:style style:name="P45" style:family="paragraph" style:parent-style-name="Table_20_Contents">
      <style:paragraph-properties fo:text-align="center" style:justify-single-word="false"/>
      <style:text-properties officeooo:rsid="0060633b" officeooo:paragraph-rsid="0060633b" fo:background-color="#ffff00"/>
    </style:style>
    <style:style style:name="P46" style:family="paragraph" style:parent-style-name="Table_20_Contents">
      <style:paragraph-properties fo:text-align="center" style:justify-single-word="false"/>
      <style:text-properties officeooo:rsid="005ea623" officeooo:paragraph-rsid="005ea623" fo:background-color="#ffff00"/>
    </style:style>
    <style:style style:name="P47" style:family="paragraph" style:parent-style-name="Table_20_Contents">
      <style:paragraph-properties fo:text-align="center" style:justify-single-word="false"/>
      <style:text-properties officeooo:rsid="0096ef64" officeooo:paragraph-rsid="0096ef64" fo:background-color="#ffff00"/>
    </style:style>
    <style:style style:name="P48" style:family="paragraph" style:parent-style-name="Table_20_Contents">
      <style:paragraph-properties fo:text-align="center" style:justify-single-word="false"/>
      <style:text-properties officeooo:rsid="0060633b" officeooo:paragraph-rsid="0060633b"/>
    </style:style>
    <style:style style:name="P49" style:family="paragraph" style:parent-style-name="Table_20_Contents">
      <style:paragraph-properties fo:text-align="center" style:justify-single-word="false"/>
      <style:text-properties officeooo:rsid="006052d6" officeooo:paragraph-rsid="00b63be0"/>
    </style:style>
    <style:style style:name="P50" style:family="paragraph" style:parent-style-name="Table_20_Contents">
      <style:paragraph-properties fo:text-align="center" style:justify-single-word="false"/>
      <style:text-properties officeooo:rsid="005ea623" officeooo:paragraph-rsid="005ea623"/>
    </style:style>
    <style:style style:name="P51" style:family="paragraph" style:parent-style-name="Table_20_Contents">
      <style:paragraph-properties fo:text-align="center" style:justify-single-word="false"/>
      <style:text-properties officeooo:rsid="004f8377" officeooo:paragraph-rsid="00b63be0"/>
    </style:style>
    <style:style style:name="P52" style:family="paragraph" style:parent-style-name="Table_20_Contents">
      <style:paragraph-properties fo:text-align="center" style:justify-single-word="false"/>
      <style:text-properties officeooo:rsid="005e166f" officeooo:paragraph-rsid="009c9917"/>
    </style:style>
    <style:style style:name="P53" style:family="paragraph" style:parent-style-name="Table_20_Contents">
      <style:paragraph-properties fo:text-align="center" style:justify-single-word="false"/>
      <style:text-properties officeooo:rsid="005e166f" officeooo:paragraph-rsid="005e166f"/>
    </style:style>
    <style:style style:name="P54" style:family="paragraph" style:parent-style-name="Table_20_Contents">
      <style:paragraph-properties fo:text-align="center" style:justify-single-word="false"/>
      <style:text-properties officeooo:rsid="007872d3" officeooo:paragraph-rsid="00b63be0" fo:background-color="#ffffff"/>
    </style:style>
    <style:style style:name="P55" style:family="paragraph" style:parent-style-name="Table_20_Contents">
      <style:paragraph-properties fo:text-align="center" style:justify-single-word="false"/>
      <style:text-properties officeooo:rsid="007872d3" officeooo:paragraph-rsid="00cfaa35" fo:background-color="#ffffff"/>
    </style:style>
    <style:style style:name="P56" style:family="paragraph" style:parent-style-name="Table_20_Contents">
      <style:paragraph-properties fo:text-align="center" style:justify-single-word="false"/>
      <style:text-properties officeooo:rsid="007872d3" officeooo:paragraph-rsid="00c9470f" fo:background-color="#ffffff"/>
    </style:style>
    <style:style style:name="P57" style:family="paragraph" style:parent-style-name="Table_20_Contents">
      <style:paragraph-properties fo:text-align="center" style:justify-single-word="false"/>
      <style:text-properties officeooo:rsid="007872d3" officeooo:paragraph-rsid="00bdf948" fo:background-color="#ffffff"/>
    </style:style>
    <style:style style:name="P58" style:family="paragraph" style:parent-style-name="Table_20_Contents">
      <style:paragraph-properties fo:text-align="center" style:justify-single-word="false"/>
      <style:text-properties officeooo:rsid="00590b12" officeooo:paragraph-rsid="00b63be0" fo:background-color="#ffffff"/>
    </style:style>
    <style:style style:name="P59" style:family="paragraph" style:parent-style-name="Table_20_Contents">
      <style:paragraph-properties fo:text-align="center" style:justify-single-word="false"/>
      <style:text-properties officeooo:rsid="0054b32b" officeooo:paragraph-rsid="00b63be0" fo:background-color="#ffffff"/>
    </style:style>
    <style:style style:name="P60" style:family="paragraph" style:parent-style-name="Table_20_Contents">
      <style:paragraph-properties fo:text-align="center" style:justify-single-word="false"/>
      <style:text-properties officeooo:rsid="0053580b" officeooo:paragraph-rsid="00b63be0" fo:background-color="#ffffff"/>
    </style:style>
    <style:style style:name="P61" style:family="paragraph" style:parent-style-name="Table_20_Contents">
      <style:paragraph-properties fo:text-align="center" style:justify-single-word="false"/>
      <style:text-properties officeooo:rsid="005189c8" officeooo:paragraph-rsid="00b63be0" fo:background-color="#ffffff"/>
    </style:style>
    <style:style style:name="P62" style:family="paragraph" style:parent-style-name="Table_20_Contents">
      <style:paragraph-properties fo:text-align="center" style:justify-single-word="false"/>
      <style:text-properties officeooo:rsid="004280bd" officeooo:paragraph-rsid="00b63be0" fo:background-color="#ffffff"/>
    </style:style>
    <style:style style:name="P63" style:family="paragraph" style:parent-style-name="Table_20_Contents">
      <style:paragraph-properties fo:text-align="center" style:justify-single-word="false"/>
      <style:text-properties officeooo:rsid="00319b00" officeooo:paragraph-rsid="00b63be0" fo:background-color="#ffffff"/>
    </style:style>
    <style:style style:name="P64" style:family="paragraph" style:parent-style-name="Table_20_Contents">
      <style:paragraph-properties fo:text-align="center" style:justify-single-word="false"/>
      <style:text-properties officeooo:rsid="0054b32b" officeooo:paragraph-rsid="0096ef64"/>
    </style:style>
    <style:style style:name="P65" style:family="paragraph" style:parent-style-name="Table_20_Contents">
      <style:paragraph-properties fo:text-align="center" style:justify-single-word="false"/>
      <style:text-properties officeooo:rsid="0054b32b" officeooo:paragraph-rsid="0054b32b"/>
    </style:style>
    <style:style style:name="P66" style:family="paragraph" style:parent-style-name="Table_20_Contents">
      <style:paragraph-properties fo:text-align="center" style:justify-single-word="false"/>
      <style:text-properties officeooo:rsid="0054b32b" officeooo:paragraph-rsid="0098a7cc"/>
    </style:style>
    <style:style style:name="P67" style:family="paragraph" style:parent-style-name="Table_20_Contents">
      <style:paragraph-properties fo:text-align="center" style:justify-single-word="false"/>
      <style:text-properties officeooo:rsid="0053580b" officeooo:paragraph-rsid="008c59a5"/>
    </style:style>
    <style:style style:name="P68" style:family="paragraph" style:parent-style-name="Table_20_Contents">
      <style:paragraph-properties fo:text-align="center" style:justify-single-word="false"/>
      <style:text-properties officeooo:rsid="0053580b" officeooo:paragraph-rsid="0053580b"/>
    </style:style>
    <style:style style:name="P69" style:family="paragraph" style:parent-style-name="Table_20_Contents">
      <style:paragraph-properties fo:text-align="center" style:justify-single-word="false"/>
      <style:text-properties officeooo:rsid="005189c8" officeooo:paragraph-rsid="005189c8" fo:background-color="#00ff00"/>
    </style:style>
    <style:style style:name="P70" style:family="paragraph" style:parent-style-name="Table_20_Contents">
      <style:paragraph-properties fo:text-align="center" style:justify-single-word="false"/>
      <style:text-properties officeooo:rsid="005189c8" officeooo:paragraph-rsid="005189c8"/>
    </style:style>
    <style:style style:name="P71" style:family="paragraph" style:parent-style-name="Table_20_Contents">
      <style:paragraph-properties fo:text-align="center" style:justify-single-word="false"/>
      <style:text-properties officeooo:rsid="004fb540" officeooo:paragraph-rsid="00b63be0"/>
    </style:style>
    <style:style style:name="P72" style:family="paragraph" style:parent-style-name="Table_20_Contents">
      <style:paragraph-properties fo:text-align="center" style:justify-single-word="false"/>
      <style:text-properties officeooo:rsid="004fb540" officeooo:paragraph-rsid="004fb540"/>
    </style:style>
    <style:style style:name="P73" style:family="paragraph" style:parent-style-name="Table_20_Contents">
      <style:paragraph-properties fo:text-align="center" style:justify-single-word="false"/>
      <style:text-properties officeooo:rsid="004fb540" officeooo:paragraph-rsid="004fb540" fo:background-color="#7fff00"/>
    </style:style>
    <style:style style:name="P74" style:family="paragraph" style:parent-style-name="Table_20_Contents">
      <style:paragraph-properties fo:text-align="center" style:justify-single-word="false"/>
      <style:text-properties officeooo:rsid="004d44e3" officeooo:paragraph-rsid="004d44e3" fo:background-color="#7fff00"/>
    </style:style>
    <style:style style:name="P75" style:family="paragraph" style:parent-style-name="Table_20_Contents">
      <style:paragraph-properties fo:text-align="center" style:justify-single-word="false"/>
      <style:text-properties officeooo:rsid="004b7446" officeooo:paragraph-rsid="004b7446" fo:background-color="#7fff00"/>
    </style:style>
    <style:style style:name="P76" style:family="paragraph" style:parent-style-name="Table_20_Contents">
      <style:paragraph-properties fo:text-align="center" style:justify-single-word="false"/>
      <style:text-properties officeooo:rsid="004582eb" officeooo:paragraph-rsid="004582eb" fo:background-color="#7fff00"/>
    </style:style>
    <style:style style:name="P77" style:family="paragraph" style:parent-style-name="Table_20_Contents">
      <style:paragraph-properties fo:text-align="center" style:justify-single-word="false"/>
      <style:text-properties officeooo:rsid="004280bd" officeooo:paragraph-rsid="004280bd" fo:background-color="#7fff00"/>
    </style:style>
    <style:style style:name="P78" style:family="paragraph" style:parent-style-name="Table_20_Contents">
      <style:paragraph-properties fo:text-align="center" style:justify-single-word="false"/>
      <style:text-properties officeooo:rsid="00412d7e" officeooo:paragraph-rsid="00412d7e" fo:background-color="#7fff00"/>
    </style:style>
    <style:style style:name="P79" style:family="paragraph" style:parent-style-name="Table_20_Contents">
      <style:paragraph-properties fo:text-align="center" style:justify-single-word="false"/>
      <style:text-properties officeooo:rsid="0022a6a0" officeooo:paragraph-rsid="003e4f83" fo:background-color="#7fff00"/>
    </style:style>
    <style:style style:name="P80" style:family="paragraph" style:parent-style-name="Table_20_Contents">
      <style:paragraph-properties fo:text-align="center" style:justify-single-word="false"/>
      <style:text-properties officeooo:rsid="0022a6a0" officeooo:paragraph-rsid="003ac654" fo:background-color="#7fff00"/>
    </style:style>
    <style:style style:name="P81" style:family="paragraph" style:parent-style-name="Table_20_Contents">
      <style:paragraph-properties fo:text-align="center" style:justify-single-word="false"/>
      <style:text-properties officeooo:rsid="0022a6a0" officeooo:paragraph-rsid="002641ad" fo:background-color="#7fff00"/>
    </style:style>
    <style:style style:name="P82" style:family="paragraph" style:parent-style-name="Table_20_Contents">
      <style:paragraph-properties fo:text-align="center" style:justify-single-word="false"/>
      <style:text-properties officeooo:rsid="00218f32" officeooo:paragraph-rsid="003a131b" fo:background-color="#7fff00"/>
    </style:style>
    <style:style style:name="P83" style:family="paragraph" style:parent-style-name="Table_20_Contents">
      <style:paragraph-properties fo:text-align="center" style:justify-single-word="false"/>
      <style:text-properties officeooo:rsid="00218f32" officeooo:paragraph-rsid="002641ad" fo:background-color="#7fff00"/>
    </style:style>
    <style:style style:name="P84" style:family="paragraph" style:parent-style-name="Table_20_Contents">
      <style:paragraph-properties fo:text-align="center" style:justify-single-word="false"/>
      <style:text-properties officeooo:rsid="0035995f" officeooo:paragraph-rsid="0035995f" fo:background-color="#7fff00"/>
    </style:style>
    <style:style style:name="P85" style:family="paragraph" style:parent-style-name="Table_20_Contents">
      <style:paragraph-properties fo:text-align="center" style:justify-single-word="false"/>
      <style:text-properties officeooo:rsid="0032af68" officeooo:paragraph-rsid="0032af68" fo:background-color="#7fff00"/>
    </style:style>
    <style:style style:name="P86" style:family="paragraph" style:parent-style-name="Table_20_Contents">
      <style:paragraph-properties fo:text-align="center" style:justify-single-word="false"/>
      <style:text-properties officeooo:rsid="007f46a8" officeooo:paragraph-rsid="007f46a8" fo:background-color="#7fff00"/>
    </style:style>
    <style:style style:name="P87" style:family="paragraph" style:parent-style-name="Table_20_Contents">
      <style:paragraph-properties fo:text-align="center" style:justify-single-word="false"/>
      <style:text-properties officeooo:rsid="0024a658" officeooo:paragraph-rsid="002641ad" fo:background-color="#7fff00"/>
    </style:style>
    <style:style style:name="P88" style:family="paragraph" style:parent-style-name="Table_20_Contents">
      <style:paragraph-properties fo:text-align="center" style:justify-single-word="false"/>
      <style:text-properties officeooo:rsid="004e87d1" officeooo:paragraph-rsid="004e87d1"/>
    </style:style>
    <style:style style:name="P89" style:family="paragraph" style:parent-style-name="Table_20_Contents">
      <style:paragraph-properties fo:text-align="center" style:justify-single-word="false"/>
      <style:text-properties officeooo:rsid="004d44e3" officeooo:paragraph-rsid="00b63be0"/>
    </style:style>
    <style:style style:name="P90" style:family="paragraph" style:parent-style-name="Table_20_Contents">
      <style:paragraph-properties fo:text-align="center" style:justify-single-word="false"/>
      <style:text-properties officeooo:rsid="004d44e3" officeooo:paragraph-rsid="004d44e3"/>
    </style:style>
    <style:style style:name="P91" style:family="paragraph" style:parent-style-name="Table_20_Contents">
      <style:paragraph-properties fo:text-align="center" style:justify-single-word="false"/>
      <style:text-properties officeooo:rsid="004c1bd9" officeooo:paragraph-rsid="00b63be0"/>
    </style:style>
    <style:style style:name="P92" style:family="paragraph" style:parent-style-name="Table_20_Contents">
      <style:paragraph-properties fo:text-align="center" style:justify-single-word="false"/>
      <style:text-properties officeooo:rsid="00218f32" officeooo:paragraph-rsid="004b7446"/>
    </style:style>
    <style:style style:name="P93" style:family="paragraph" style:parent-style-name="Table_20_Contents">
      <style:paragraph-properties fo:text-align="center" style:justify-single-word="false"/>
      <style:text-properties officeooo:rsid="00218f32" officeooo:paragraph-rsid="002641ad"/>
    </style:style>
    <style:style style:name="P94" style:family="paragraph" style:parent-style-name="Table_20_Contents">
      <style:paragraph-properties fo:text-align="center" style:justify-single-word="false"/>
      <style:text-properties officeooo:rsid="00218f32" officeooo:paragraph-rsid="0071925d"/>
    </style:style>
    <style:style style:name="P95" style:family="paragraph" style:parent-style-name="Table_20_Contents">
      <style:paragraph-properties fo:text-align="center" style:justify-single-word="false"/>
      <style:text-properties officeooo:rsid="004582eb" officeooo:paragraph-rsid="004582eb"/>
    </style:style>
    <style:style style:name="P96" style:family="paragraph" style:parent-style-name="Table_20_Contents">
      <style:paragraph-properties fo:text-align="center" style:justify-single-word="false"/>
      <style:text-properties officeooo:rsid="004280bd" officeooo:paragraph-rsid="004280bd"/>
    </style:style>
    <style:style style:name="P97" style:family="paragraph" style:parent-style-name="Table_20_Contents">
      <style:paragraph-properties fo:text-align="center" style:justify-single-word="false"/>
      <style:text-properties officeooo:rsid="003ee313" officeooo:paragraph-rsid="00b63be0"/>
    </style:style>
    <style:style style:name="P98" style:family="paragraph" style:parent-style-name="Table_20_Contents">
      <style:paragraph-properties fo:text-align="center" style:justify-single-word="false"/>
      <style:text-properties officeooo:rsid="00412d7e" officeooo:paragraph-rsid="00412d7e"/>
    </style:style>
    <style:style style:name="P99" style:family="paragraph" style:parent-style-name="Table_20_Contents">
      <style:paragraph-properties fo:text-align="center" style:justify-single-word="false"/>
      <style:text-properties officeooo:rsid="0022a6a0" officeooo:paragraph-rsid="002641ad"/>
    </style:style>
    <style:style style:name="P100" style:family="paragraph" style:parent-style-name="Table_20_Contents">
      <style:paragraph-properties fo:text-align="center" style:justify-single-word="false"/>
      <style:text-properties officeooo:rsid="0022a6a0" officeooo:paragraph-rsid="00319b00"/>
    </style:style>
    <style:style style:name="P101" style:family="paragraph" style:parent-style-name="Table_20_Contents">
      <style:paragraph-properties fo:text-align="center" style:justify-single-word="false"/>
      <style:text-properties officeooo:rsid="0022a6a0" officeooo:paragraph-rsid="002e63cf"/>
    </style:style>
    <style:style style:name="P102" style:family="paragraph" style:parent-style-name="Table_20_Contents">
      <style:paragraph-properties fo:text-align="center" style:justify-single-word="false"/>
      <style:text-properties officeooo:rsid="00248eed" officeooo:paragraph-rsid="00b63be0"/>
    </style:style>
    <style:style style:name="P103" style:family="paragraph" style:parent-style-name="Table_20_Contents">
      <style:paragraph-properties fo:text-align="center" style:justify-single-word="false"/>
      <style:text-properties officeooo:rsid="00226a04" officeooo:paragraph-rsid="00b63be0"/>
    </style:style>
    <style:style style:name="P104" style:family="paragraph" style:parent-style-name="Table_20_Contents">
      <style:paragraph-properties fo:text-align="center" style:justify-single-word="false"/>
      <style:text-properties officeooo:rsid="00226a04" officeooo:paragraph-rsid="00b47e5b"/>
    </style:style>
    <style:style style:name="P105" style:family="paragraph" style:parent-style-name="Table_20_Contents">
      <style:paragraph-properties fo:text-align="center" style:justify-single-word="false"/>
      <style:text-properties officeooo:rsid="00319b00" officeooo:paragraph-rsid="00b63be0"/>
    </style:style>
    <style:style style:name="P106" style:family="paragraph" style:parent-style-name="Table_20_Contents">
      <style:paragraph-properties fo:text-align="center" style:justify-single-word="false"/>
      <style:text-properties officeooo:rsid="0035995f" officeooo:paragraph-rsid="0035995f"/>
    </style:style>
    <style:style style:name="P107" style:family="paragraph" style:parent-style-name="Table_20_Contents">
      <style:paragraph-properties fo:text-align="center" style:justify-single-word="false"/>
      <style:text-properties officeooo:rsid="003431d1" officeooo:paragraph-rsid="003431d1"/>
    </style:style>
    <style:style style:name="P108" style:family="paragraph" style:parent-style-name="Table_20_Contents">
      <style:paragraph-properties fo:text-align="center" style:justify-single-word="false"/>
      <style:text-properties officeooo:rsid="0025ff2c" officeooo:paragraph-rsid="00b63be0"/>
    </style:style>
    <style:style style:name="P109" style:family="paragraph" style:parent-style-name="Table_20_Contents">
      <style:paragraph-properties fo:text-align="center" style:justify-single-word="false"/>
      <style:text-properties officeooo:rsid="0024a658" officeooo:paragraph-rsid="002641ad"/>
    </style:style>
    <style:style style:name="P110" style:family="paragraph" style:parent-style-name="Table_20_Contents">
      <style:paragraph-properties fo:text-align="center" style:justify-single-word="false"/>
      <style:text-properties officeooo:rsid="0070466e" officeooo:paragraph-rsid="0070466e"/>
    </style:style>
    <style:style style:name="P111" style:family="paragraph" style:parent-style-name="Table_20_Contents">
      <style:paragraph-properties fo:text-align="center" style:justify-single-word="false"/>
      <style:text-properties officeooo:rsid="00760937" officeooo:paragraph-rsid="00760937"/>
    </style:style>
    <style:style style:name="P112" style:family="paragraph" style:parent-style-name="Table_20_Contents">
      <style:paragraph-properties fo:text-align="center" style:justify-single-word="false"/>
      <style:text-properties officeooo:rsid="0070e7e7" officeooo:paragraph-rsid="0070e7e7"/>
    </style:style>
    <style:style style:name="T1" style:family="text">
      <style:text-properties officeooo:rsid="00226a04"/>
    </style:style>
    <style:style style:name="T2" style:family="text">
      <style:text-properties officeooo:rsid="00234bd9"/>
    </style:style>
    <style:style style:name="T3" style:family="text">
      <style:text-properties officeooo:rsid="002a2a1a"/>
    </style:style>
    <style:style style:name="T4" style:family="text">
      <style:text-properties officeooo:rsid="002a8448"/>
    </style:style>
    <style:style style:name="T5" style:family="text">
      <style:text-properties officeooo:rsid="002bf9f7"/>
    </style:style>
    <style:style style:name="T6" style:family="text">
      <style:text-properties officeooo:rsid="00319b00"/>
    </style:style>
    <style:style style:name="T7" style:family="text">
      <style:text-properties officeooo:rsid="0036cf85"/>
    </style:style>
    <style:style style:name="T8" style:family="text">
      <style:text-properties officeooo:rsid="003a131b"/>
    </style:style>
    <style:style style:name="T9" style:family="text">
      <style:text-properties officeooo:rsid="003e4f83"/>
    </style:style>
    <style:style style:name="T10" style:family="text">
      <style:text-properties officeooo:rsid="003f899e"/>
    </style:style>
    <style:style style:name="T11" style:family="text">
      <style:text-properties officeooo:rsid="00412d7e"/>
    </style:style>
    <style:style style:name="T12" style:family="text">
      <style:text-properties officeooo:rsid="004582eb"/>
    </style:style>
    <style:style style:name="T13" style:family="text">
      <style:text-properties officeooo:rsid="0046c2e6"/>
    </style:style>
    <style:style style:name="T14" style:family="text">
      <style:text-properties officeooo:rsid="004b7446"/>
    </style:style>
    <style:style style:name="T15" style:family="text">
      <style:text-properties officeooo:rsid="004d44e3"/>
    </style:style>
    <style:style style:name="T16" style:family="text">
      <style:text-properties fo:font-size="7pt" fo:background-color="#ffff00" loext:char-shading-value="0" style:font-size-asian="7pt" style:font-size-complex="7pt"/>
    </style:style>
    <style:style style:name="T17" style:family="text">
      <style:text-properties officeooo:rsid="0091c35d" fo:background-color="#ffff00" loext:char-shading-value="0"/>
    </style:style>
    <style:style style:name="T18" style:family="text">
      <style:text-properties officeooo:rsid="005a4d5a" fo:background-color="#ffff00" loext:char-shading-value="0"/>
    </style:style>
    <style:style style:name="T19" style:family="text">
      <style:text-properties officeooo:rsid="005a4d5a"/>
    </style:style>
    <style:style style:name="T20" style:family="text">
      <style:text-properties officeooo:rsid="005ac4e5"/>
    </style:style>
    <style:style style:name="T21" style:family="text">
      <style:text-properties officeooo:rsid="005d5ac7"/>
    </style:style>
    <style:style style:name="T22" style:family="text">
      <style:text-properties fo:color="#7f00ff" fo:font-size="9pt" fo:font-weight="bold" officeooo:rsid="005d5ac7" style:font-size-asian="9pt" style:font-weight-asian="bold" style:font-size-complex="9pt" style:font-weight-complex="bold"/>
    </style:style>
    <style:style style:name="T23" style:family="text">
      <style:text-properties officeooo:rsid="0060633b"/>
    </style:style>
    <style:style style:name="T24" style:family="text">
      <style:text-properties officeooo:rsid="0065cbef"/>
    </style:style>
    <style:style style:name="T25" style:family="text">
      <style:text-properties fo:background-color="#ffffff" loext:char-shading-value="0"/>
    </style:style>
    <style:style style:name="T26" style:family="text">
      <style:text-properties officeooo:rsid="0070466e"/>
    </style:style>
    <style:style style:name="T27" style:family="text">
      <style:text-properties fo:color="#7e0080" fo:font-size="9pt" fo:font-weight="bold" style:font-size-asian="9pt" style:font-weight-asian="bold" style:font-size-complex="9pt" style:font-weight-complex="bold"/>
    </style:style>
    <style:style style:name="T28" style:family="text">
      <style:text-properties fo:color="#7e0080" fo:font-size="10pt" style:font-size-asian="10pt" style:font-size-complex="10pt"/>
    </style:style>
    <style:style style:name="T29" style:family="text">
      <style:text-properties officeooo:rsid="007872d3"/>
    </style:style>
    <style:style style:name="T30" style:family="text">
      <style:text-properties fo:color="#ff0000" style:font-name="KacstOffice" fo:font-size="8pt" fo:font-weight="bold" fo:background-color="#ffff00" loext:char-shading-value="0" style:font-size-asian="8pt" style:font-weight-asian="bold" style:font-size-complex="8pt" style:font-weight-complex="bold"/>
    </style:style>
    <style:style style:name="T31" style:family="text">
      <style:text-properties fo:color="#ff0000" style:font-name="KacstOffice" fo:font-size="8pt" fo:font-weight="bold" officeooo:rsid="007872d3" fo:background-color="#ffff00" loext:char-shading-value="0" style:font-size-asian="8pt" style:font-weight-asian="bold" style:font-size-complex="8pt" style:font-weight-complex="bold"/>
    </style:style>
    <style:style style:name="T32" style:family="text">
      <style:text-properties fo:color="#ff0000" officeooo:rsid="00953f2d" fo:background-color="#ffffff" loext:char-shading-value="0"/>
    </style:style>
    <style:style style:name="T33" style:family="text">
      <style:text-properties fo:color="#ff0000" officeooo:rsid="0096ef64"/>
    </style:style>
    <style:style style:name="T34" style:family="text">
      <style:text-properties officeooo:rsid="007902e9"/>
    </style:style>
    <style:style style:name="T35" style:family="text">
      <style:text-properties fo:background-color="#7fff00" loext:char-shading-value="0"/>
    </style:style>
    <style:style style:name="T36" style:family="text">
      <style:text-properties officeooo:rsid="00760937" fo:background-color="#7fff00" loext:char-shading-value="0"/>
    </style:style>
    <style:style style:name="T37" style:family="text">
      <style:text-properties officeooo:rsid="0088b326" fo:background-color="#7fff00" loext:char-shading-value="0"/>
    </style:style>
    <style:style style:name="T38" style:family="text">
      <style:text-properties officeooo:rsid="008f365d"/>
    </style:style>
    <style:style style:name="T39" style:family="text">
      <style:text-properties officeooo:rsid="0098a7cc"/>
    </style:style>
    <style:style style:name="T40" style:family="text">
      <style:text-properties officeooo:rsid="00a60da3" fo:background-color="#ff007f" loext:char-shading-value="0"/>
    </style:style>
    <style:style style:name="T41" style:family="text">
      <style:text-properties officeooo:rsid="004e87d1" fo:background-color="#ff007f" loext:char-shading-value="0"/>
    </style:style>
    <style:style style:name="T42" style:family="text">
      <style:text-properties officeooo:rsid="00a8df8a"/>
    </style:style>
    <style:style style:name="T43" style:family="text">
      <style:text-properties officeooo:rsid="00aa4b3b"/>
    </style:style>
    <style:style style:name="T44" style:family="text">
      <style:text-properties officeooo:rsid="00d9b3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9">=&gt; <text:span text:style-name="T26">Player Page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9">Block Selector</text:p>
          </table:table-cell>
          <table:table-cell table:style-name="Table6.A1" office:value-type="string">
            <text:p text:style-name="P19">Apply on this selector</text:p>
          </table:table-cell>
          <table:table-cell table:style-name="Table6.C1" office:value-type="string">
            <text:p text:style-name="P14">Desc</text:p>
          </table:table-cell>
        </table:table-row>
        <table:table-row>
          <table:table-cell table:style-name="Table6.A2" office:value-type="string">
            <text:p text:style-name="P112">player-body-block</text:p>
          </table:table-cell>
          <table:table-cell table:style-name="Table6.A2" office:value-type="string">
            <text:p text:style-name="P94"><text:span text:style-name="T36">player-body</text:span><text:span text:style-name="T35">-screen</text:span> <text:s/></text:p>
            <text:p text:style-name="P111"><text:span text:style-name="T28">required</text:span> =&gt; <text:span text:style-name="T27">player-block</text:span></text:p>
          </table:table-cell>
          <table:table-cell table:style-name="Table6.C2" office:value-type="string">
            <text:p text:style-name="P110">Body <text:span text:style-name="T29">[</text:span><text:span text:style-name="T31">DONE</text:span><text:span text:style-name="T29">]</text:span></text:p>
            <text:p text:style-name="P35">survey [<text:span text:style-name="T30">DONE</text:span>] <text:span text:style-name="T34">- </text:span>quiz [<text:span text:style-name="T30">DONE</text:span>]</text:p>
          </table:table-cell>
        </table:table-row>
      </table:table>
      <text:p text:style-name="P9"/>
      <text:p text:style-name="P9">=&gt; Welcome Scree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Block Selector</text:p>
          </table:table-cell>
          <table:table-cell table:style-name="Table1.A1" office:value-type="string">
            <text:p text:style-name="P18">Apply on this selector</text:p>
          </table:table-cell>
          <table:table-cell table:style-name="Table1.C1" office:value-type="string">
            <text:p text:style-name="P13">Desc</text:p>
          </table:table-cell>
        </table:table-row>
        <table:table-row>
          <table:table-cell table:style-name="Table1.A2" office:value-type="string">
            <text:p text:style-name="P93">welcome-screen-block</text:p>
          </table:table-cell>
          <table:table-cell table:style-name="Table1.A2" office:value-type="string">
            <text:p text:style-name="P83">box-welcome-screen</text:p>
          </table:table-cell>
          <table:table-cell table:style-name="Table1.C2" office:value-type="string">
            <text:p text:style-name="P104">Screen Box <text:span text:style-name="T29">[</text:span><text:span text:style-name="T31">DONE</text:span><text:span text:style-name="T29">]</text:span></text:p>
            <text:p text:style-name="P34">survey [<text:span text:style-name="T30">DONE</text:span>] <text:span text:style-name="T34">- </text:span>quiz [<text:span text:style-name="T30">DONE</text:span>]</text:p>
          </table:table-cell>
        </table:table-row>
        <table:table-row>
          <table:table-cell table:style-name="Table1.A2" office:value-type="string">
            <text:p text:style-name="P99">welcom<text:span text:style-name="T2">e</text:span>-screen-text-block</text:p>
          </table:table-cell>
          <table:table-cell table:style-name="Table1.A2" office:value-type="string">
            <text:p text:style-name="P81">welcom<text:span text:style-name="T2">e</text:span>-screen-text</text:p>
          </table:table-cell>
          <table:table-cell table:style-name="Table1.C2" office:value-type="string">
            <text:p text:style-name="P102">Welcome Text<text:span text:style-name="T1"> [</text:span><text:span text:style-name="T31">DONE</text:span><text:span text:style-name="T29">]</text:span></text:p>
            <text:p text:style-name="P33">survey [<text:span text:style-name="T30">DONE</text:span>] <text:span text:style-name="T34">- </text:span>quiz [<text:span text:style-name="T30">DONE</text:span>]</text:p>
          </table:table-cell>
        </table:table-row>
        <table:table-row>
          <table:table-cell table:style-name="Table1.A2" office:value-type="string">
            <text:p text:style-name="P109">welcome-screen-button-block</text:p>
          </table:table-cell>
          <table:table-cell table:style-name="Table1.A2" office:value-type="string">
            <text:p text:style-name="P87">welcome-screen-button</text:p>
          </table:table-cell>
          <table:table-cell table:style-name="Table1.C2" office:value-type="string">
            <text:p text:style-name="P108">Buttons<text:span text:style-name="T1"> [</text:span><text:span text:style-name="T31">DONE</text:span><text:span text:style-name="T29">]</text:span></text:p>
            <text:p text:style-name="P32">survey [<text:span text:style-name="T30">DONE</text:span>] <text:span text:style-name="T34">- </text:span>quiz [<text:span text:style-name="T30">DONE</text:span>]</text:p>
          </table:table-cell>
        </table:table-row>
      </table:table>
      <text:p text:style-name="P5"/>
      <text:p text:style-name="P5"/>
      <text:p text:style-name="P8">=&gt; <text:span text:style-name="T3">Goodbye</text:span> Scree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8">Block Selector</text:p>
          </table:table-cell>
          <table:table-cell table:style-name="Table2.A1" office:value-type="string">
            <text:p text:style-name="P18">Apply on this selector</text:p>
          </table:table-cell>
          <table:table-cell table:style-name="Table2.C1" office:value-type="string">
            <text:p text:style-name="P13">Desc</text:p>
          </table:table-cell>
        </table:table-row>
        <table:table-row>
          <table:table-cell table:style-name="Table2.A2" office:value-type="string">
            <text:p text:style-name="P93"><text:span text:style-name="T4">goodbye</text:span>-screen-block</text:p>
          </table:table-cell>
          <table:table-cell table:style-name="Table2.A2" office:value-type="string">
            <text:p text:style-name="P86">box-goodbye-screen</text:p>
          </table:table-cell>
          <table:table-cell table:style-name="Table2.C2" office:value-type="string">
            <text:p text:style-name="P103">Screen Box <text:span text:style-name="T29">[</text:span><text:span text:style-name="T31">DONE</text:span><text:span text:style-name="T29">]</text:span></text:p>
            <text:p text:style-name="P31">survey [<text:span text:style-name="T30">DONE</text:span>] <text:span text:style-name="T34">- </text:span>quiz [<text:span text:style-name="T30">DONE</text:span>]</text:p>
          </table:table-cell>
        </table:table-row>
        <table:table-row>
          <table:table-cell table:style-name="Table2.A2" office:value-type="string">
            <text:p text:style-name="P101"><text:span text:style-name="T5">goodbye</text:span>-screen-text-block</text:p>
          </table:table-cell>
          <table:table-cell table:style-name="Table2.A2" office:value-type="string">
            <text:p text:style-name="P81"><text:span text:style-name="T5">goodbye</text:span>-screen-text</text:p>
          </table:table-cell>
          <table:table-cell table:style-name="Table2.C2" office:value-type="string">
            <text:p text:style-name="P102"><text:span text:style-name="T3">Goodbye</text:span> Text<text:span text:style-name="T1"> [</text:span><text:span text:style-name="T31">DONE</text:span><text:span text:style-name="T29">]</text:span></text:p>
            <text:p text:style-name="P31">survey [<text:span text:style-name="T30">DONE</text:span>] <text:span text:style-name="T34">- </text:span>quiz [<text:span text:style-name="T30">DONE</text:span>]</text:p>
          </table:table-cell>
        </table:table-row>
        <table:table-row>
          <table:table-cell table:style-name="Table2.A2" office:value-type="string">
            <text:p text:style-name="P100"><text:span text:style-name="T5">goodbye</text:span>-screen-text-<text:span text:style-name="T6">warning-</text:span>block</text:p>
          </table:table-cell>
          <table:table-cell table:style-name="Table2.A2" office:value-type="string">
            <text:p text:style-name="P81"><text:span text:style-name="T5">goodbye</text:span>-screen-<text:span text:style-name="T6">warning-</text:span>text</text:p>
          </table:table-cell>
          <table:table-cell table:style-name="Table2.C2" office:value-type="string">
            <text:p text:style-name="P63">Warning Message<text:span text:style-name="T1"> [</text:span><text:span text:style-name="T31">DONE</text:span><text:span text:style-name="T29">]</text:span></text:p>
            <text:p text:style-name="P57">survey [<text:span text:style-name="T30">DONE</text:span>] <text:span text:style-name="T34">- </text:span>quiz [<text:span text:style-name="T30">DONE</text:span>]</text:p>
          </table:table-cell>
        </table:table-row>
        <table:table-row>
          <table:table-cell table:style-name="Table2.A2" office:value-type="string">
            <text:p text:style-name="P107">back-button-goodbye-screen-block</text:p>
          </table:table-cell>
          <table:table-cell table:style-name="Table2.A2" office:value-type="string">
            <text:p text:style-name="P85">back-button-goodbye-screen</text:p>
          </table:table-cell>
          <table:table-cell table:style-name="Table2.C2" office:value-type="string">
            <text:p text:style-name="P105">Back Button<text:span text:style-name="T1"> [</text:span><text:span text:style-name="T31">DONE</text:span><text:span text:style-name="T29">]</text:span></text:p>
            <text:p text:style-name="P30">survey [<text:span text:style-name="T30">DONE</text:span>] <text:span text:style-name="T34">- </text:span>quiz [<text:span text:style-name="T30">DONE</text:span>]</text:p>
          </table:table-cell>
        </table:table-row>
        <table:table-row>
          <table:table-cell table:style-name="Table2.A2" office:value-type="string">
            <text:p text:style-name="P106">submit-button-goodbye-screen-block</text:p>
          </table:table-cell>
          <table:table-cell table:style-name="Table2.A2" office:value-type="string">
            <text:p text:style-name="P84">submit-button-goodbye-screen</text:p>
          </table:table-cell>
          <table:table-cell table:style-name="Table2.C2" office:value-type="string">
            <text:p text:style-name="P105">Submit Button<text:span text:style-name="T1"> [</text:span><text:span text:style-name="T31">DONE</text:span><text:span text:style-name="T29">]</text:span></text:p>
            <text:p text:style-name="P30">survey [<text:span text:style-name="T30">DONE</text:span>] <text:span text:style-name="T34">- </text:span>quiz [<text:span text:style-name="T30">DONE</text:span>]</text:p>
          </table:table-cell>
        </table:table-row>
      </table:table>
      <text:p text:style-name="P5"/>
      <text:p text:style-name="P5"/>
      <text:p text:style-name="P7">=&gt; <text:span text:style-name="T7">Result</text:span> Screen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>Block Selector</text:p>
          </table:table-cell>
          <table:table-cell table:style-name="Table3.A1" office:value-type="string">
            <text:p text:style-name="P17">Apply on this selector</text:p>
          </table:table-cell>
          <table:table-cell table:style-name="Table3.C1" office:value-type="string">
            <text:p text:style-name="P12">Desc</text:p>
          </table:table-cell>
        </table:table-row>
        <table:table-row>
          <table:table-cell table:style-name="Table3.A2" office:value-type="string">
            <text:p text:style-name="P93"><text:span text:style-name="T8">result</text:span>-screen-block</text:p>
          </table:table-cell>
          <table:table-cell table:style-name="Table3.A2" office:value-type="string">
            <text:p text:style-name="P82">box-<text:span text:style-name="T8">result</text:span>-screen</text:p>
          </table:table-cell>
          <table:table-cell table:style-name="Table3.C2" office:value-type="string">
            <text:p text:style-name="P103">Screen Box <text:span text:style-name="T29">[</text:span><text:span text:style-name="T31">DONE</text:span><text:span text:style-name="T29">]</text:span></text:p>
            <text:p text:style-name="P29">survey [] <text:span text:style-name="T34">- </text:span>quiz [<text:span text:style-name="T30">DONE</text:span>]</text:p>
          </table:table-cell>
        </table:table-row>
        <table:table-row>
          <table:table-cell table:style-name="Table3.A2" office:value-type="string">
            <text:p text:style-name="P99"><text:span text:style-name="T8">result</text:span>-screen-text-block</text:p>
          </table:table-cell>
          <table:table-cell table:style-name="Table3.A2" office:value-type="string">
            <text:p text:style-name="P80"><text:span text:style-name="T8">result</text:span>-screen-text</text:p>
          </table:table-cell>
          <table:table-cell table:style-name="Table3.C2" office:value-type="string">
            <text:p text:style-name="P102"><text:span text:style-name="T7">Result</text:span> Text<text:span text:style-name="T1"> [</text:span><text:span text:style-name="T31">DONE</text:span><text:span text:style-name="T29">]</text:span></text:p>
            <text:p text:style-name="P29">survey [] <text:span text:style-name="T34">- </text:span>quiz [<text:span text:style-name="T30">DONE</text:span>]</text:p>
          </table:table-cell>
        </table:table-row>
        <table:table-row>
          <table:table-cell table:style-name="Table3.A2" office:value-type="string">
            <text:p text:style-name="P99"><text:span text:style-name="T8">result</text:span>-screen<text:span text:style-name="T9">-score</text:span>-text-block</text:p>
          </table:table-cell>
          <table:table-cell table:style-name="Table3.A2" office:value-type="string">
            <text:p text:style-name="P79"><text:span text:style-name="T8">result</text:span>-screen<text:span text:style-name="T9">-score</text:span>-text</text:p>
          </table:table-cell>
          <table:table-cell table:style-name="Table3.C2" office:value-type="string">
            <text:p text:style-name="P97">Score <text:span text:style-name="T10">Text [</text:span><text:span text:style-name="T31">DONE</text:span><text:span text:style-name="T29">]</text:span></text:p>
            <text:p text:style-name="P29">survey [] <text:span text:style-name="T34">- </text:span>quiz [<text:span text:style-name="T30">DONE</text:span>]</text:p>
          </table:table-cell>
        </table:table-row>
        <table:table-row>
          <table:table-cell table:style-name="Table3.A2" office:value-type="string">
            <text:p text:style-name="P98">result-screen-grade-text-block </text:p>
          </table:table-cell>
          <table:table-cell table:style-name="Table3.A2" office:value-type="string">
            <text:p text:style-name="P78">result-screen-grade-text</text:p>
          </table:table-cell>
          <table:table-cell table:style-name="Table3.C2" office:value-type="string">
            <text:p text:style-name="P97"><text:span text:style-name="T11">grade</text:span> <text:span text:style-name="T10">Text [</text:span><text:span text:style-name="T31">DONE</text:span><text:span text:style-name="T29">]</text:span></text:p>
            <text:p text:style-name="P29">survey [] <text:span text:style-name="T34">- </text:span>quiz [<text:span text:style-name="T30">DONE</text:span>]</text:p>
          </table:table-cell>
        </table:table-row>
        <table:table-row table:style-name="Table3.6">
          <table:table-cell table:style-name="Table3.A2" office:value-type="string">
            <text:p text:style-name="P96">review-result-box-block</text:p>
          </table:table-cell>
          <table:table-cell table:style-name="Table3.A2" office:value-type="string">
            <text:p text:style-name="P77">review-result-box</text:p>
          </table:table-cell>
          <table:table-cell table:style-name="Table3.C2" office:value-type="string">
            <text:p text:style-name="P62">Review Button<text:span text:style-name="T1"> [</text:span><text:span text:style-name="T31">DONE</text:span><text:span text:style-name="T29">]</text:span></text:p>
            <text:p text:style-name="P54"><text:soft-page-break/>survey [] <text:span text:style-name="T34">- </text:span>quiz []</text:p>
          </table:table-cell>
        </table:table-row>
        <table:table-row>
          <table:table-cell table:style-name="Table3.A2" office:value-type="string">
            <text:p text:style-name="P95"><text:span text:style-name="T44">r</text:span>etake-result-box-block </text:p>
          </table:table-cell>
          <table:table-cell table:style-name="Table3.A2" office:value-type="string">
            <text:p text:style-name="P76">retake-result-box</text:p>
          </table:table-cell>
          <table:table-cell table:style-name="Table3.C2" office:value-type="string">
            <text:p text:style-name="P62"><text:span text:style-name="T12">Retake</text:span> Button<text:span text:style-name="T1"> [</text:span><text:span text:style-name="T31">DONE</text:span><text:span text:style-name="T29">]</text:span></text:p>
            <text:p text:style-name="P56">survey [] <text:span text:style-name="T34">- </text:span>quiz [<text:span text:style-name="T30">DONE</text:span>]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=&gt; <text:span text:style-name="T13">Question</text:span> Screen<text:span text:style-name="T13">s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6">Block Selector</text:p>
          </table:table-cell>
          <table:table-cell table:style-name="Table4.A1" office:value-type="string">
            <text:p text:style-name="P16">Apply on this selector</text:p>
          </table:table-cell>
          <table:table-cell table:style-name="Table4.C1" office:value-type="string">
            <text:p text:style-name="P11">Desc</text:p>
          </table:table-cell>
        </table:table-row>
        <table:table-row>
          <table:table-cell table:style-name="Table4.A2" office:value-type="string">
            <text:p text:style-name="P92"><text:s/><text:span text:style-name="T14">question-screen-block</text:span></text:p>
          </table:table-cell>
          <table:table-cell table:style-name="Table4.A2" office:value-type="string">
            <text:p text:style-name="P75">question-screen-box</text:p>
          </table:table-cell>
          <table:table-cell table:style-name="Table4.C2" office:value-type="string">
            <text:p text:style-name="P91">Question <text:span text:style-name="T15">Slider</text:span> <text:span text:style-name="T1"><text:s/>[</text:span><text:span text:style-name="T31">DONE</text:span><text:span text:style-name="T29">]</text:span></text:p>
            <text:p text:style-name="P28">survey [<text:span text:style-name="T30">DONE</text:span>] <text:span text:style-name="T34">- </text:span>quiz [<text:span text:style-name="T30">DONE</text:span>]</text:p>
          </table:table-cell>
        </table:table-row>
        <table:table-row>
          <table:table-cell table:style-name="Table4.A2" office:value-type="string">
            <text:p text:style-name="P90">question-box-block</text:p>
          </table:table-cell>
          <table:table-cell table:style-name="Table4.A2" office:value-type="string">
            <text:p text:style-name="P74">question-box-text</text:p>
          </table:table-cell>
          <table:table-cell table:style-name="Table4.C2" office:value-type="string">
            <text:p text:style-name="P89">Question Box<text:span text:style-name="T1"> [</text:span><text:span text:style-name="T31">DONE</text:span><text:span text:style-name="T29">]</text:span></text:p>
            <text:p text:style-name="P27">survey [<text:span text:style-name="T30">DONE</text:span>] <text:span text:style-name="T34">- </text:span>quiz [<text:span text:style-name="T30">DONE</text:span>]</text:p>
          </table:table-cell>
        </table:table-row>
        <table:table-row>
          <table:table-cell table:style-name="Table4.A4" office:value-type="string">
            <text:p text:style-name="P88">question-label-block</text:p>
          </table:table-cell>
          <table:table-cell table:style-name="Table4.A4" office:value-type="string">
            <text:p text:style-name="P88"><text:span text:style-name="T37">q</text:span><text:span text:style-name="T35">uestion-label-box</text:span> </text:p>
            <text:p text:style-name="P20">arrow =&gt; <text:span text:style-name="T16">question-label-box-brd</text:span></text:p>
          </table:table-cell>
          <table:table-cell table:style-name="Table4.C4" office:value-type="string">
            <text:p text:style-name="P51">Numbering<text:span text:style-name="T1"> [</text:span><text:span text:style-name="T31">DONE</text:span><text:span text:style-name="T29">]</text:span></text:p>
            <text:p text:style-name="P26">survey [<text:span text:style-name="T30">DONE</text:span>] <text:span text:style-name="T34">- </text:span>quiz [<text:span text:style-name="T30">DONE</text:span>]</text:p>
          </table:table-cell>
        </table:table-row>
        <table:table-row>
          <table:table-cell table:style-name="Table4.A5" office:value-type="string">
            <text:p text:style-name="P72">question-text-required-block </text:p>
          </table:table-cell>
          <table:table-cell table:style-name="Table4.A5" office:value-type="string">
            <text:p text:style-name="P73">question-text-required-text</text:p>
          </table:table-cell>
          <table:table-cell table:style-name="Table4.C5" office:value-type="string">
            <text:p text:style-name="P71"><text:span text:style-name="T25">Required</text:span> <text:span text:style-name="T1"><text:s/>[</text:span><text:span text:style-name="T31">DONE</text:span><text:span text:style-name="T29">]</text:span></text:p>
            <text:p text:style-name="P25">survey [<text:span text:style-name="T30">DONE</text:span>] <text:span text:style-name="T34">- </text:span>quiz [<text:span text:style-name="T30">DONE</text:span>]</text:p>
          </table:table-cell>
        </table:table-row>
        <table:table-row>
          <table:table-cell table:style-name="Table4.A4" office:value-type="string">
            <text:p text:style-name="P70">question-warnning-block </text:p>
          </table:table-cell>
          <table:table-cell table:style-name="Table4.A4" office:value-type="string">
            <text:p text:style-name="P69"><text:span text:style-name="T38">q</text:span>uestion-warnning-box</text:p>
            <text:p text:style-name="P21"><text:span text:style-name="T32">border-left</text:span> =&gt; <text:span text:style-name="T17">question_type_texts_qs_brd</text:span></text:p>
          </table:table-cell>
          <table:table-cell table:style-name="Table4.C4" office:value-type="string">
            <text:p text:style-name="P61">Warning Message<text:span text:style-name="T1"> [</text:span><text:span text:style-name="T31">DONE</text:span><text:span text:style-name="T29">]</text:span></text:p>
            <text:p text:style-name="P55">survey [] <text:span text:style-name="T34">- </text:span>quiz [<text:span text:style-name="T30">DONE</text:span>]</text:p>
          </table:table-cell>
        </table:table-row>
      </table:table>
      <text:p text:style-name="P3"/>
      <text:p text:style-name="P3"/>
      <text:p text:style-name="P3"/>
      <text:p text:style-name="P2">=&gt; Answer Box 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5">Block Selector</text:p>
          </table:table-cell>
          <table:table-cell table:style-name="Table5.A1" office:value-type="string">
            <text:p text:style-name="P15">Apply on this selector</text:p>
          </table:table-cell>
          <table:table-cell table:style-name="Table5.C1" office:value-type="string">
            <text:p text:style-name="P10">Desc</text:p>
          </table:table-cell>
        </table:table-row>
        <table:table-row>
          <table:table-cell table:style-name="Table5.A2" office:value-type="string">
            <text:p text:style-name="P68">answer-block-selector</text:p>
          </table:table-cell>
          <table:table-cell table:style-name="Table5.A2" office:value-type="string">
            <text:p text:style-name="P67"/>
          </table:table-cell>
          <table:table-cell table:style-name="Table5.C2" office:value-type="string">
            <text:p text:style-name="P60">Answer Box<text:span text:style-name="T1"> [</text:span><text:span text:style-name="T31">DONE</text:span><text:span text:style-name="T29">]</text:span></text:p>
            <text:p text:style-name="P54">survey [] <text:span text:style-name="T34">- </text:span>quiz []</text:p>
          </table:table-cell>
        </table:table-row>
        <table:table-row>
          <table:table-cell table:style-name="Table5.A2" office:value-type="string">
            <text:p text:style-name="P65">question-answer-row-select-blk</text:p>
          </table:table-cell>
          <table:table-cell table:style-name="Table5.A2" office:value-type="string">
            <text:p text:style-name="P65"><text:span text:style-name="T39">q</text:span>uestion-answer-row-select <text:span text:style-name="T33">X</text:span></text:p>
            <text:p text:style-name="P47">selected_answer</text:p>
          </table:table-cell>
          <table:table-cell table:style-name="Table5.C2" office:value-type="string">
            <text:p text:style-name="P59">Select answer <text:span text:style-name="T21">[</text:span><text:span text:style-name="T22">FOUND</text:span><text:span text:style-name="T21">] [</text:span><text:span text:style-name="T31">DONE</text:span><text:span text:style-name="T29">]</text:span></text:p>
            <text:p text:style-name="P54">survey [] <text:span text:style-name="T34">- </text:span>quiz []</text:p>
          </table:table-cell>
        </table:table-row>
        <table:table-row>
          <table:table-cell table:style-name="Table5.A2" office:value-type="string">
            <text:p text:style-name="P65">question-answer-row-<text:span text:style-name="T19">right</text:span>-blk</text:p>
          </table:table-cell>
          <table:table-cell table:style-name="Table5.A2" office:value-type="string">
            <text:p text:style-name="P66">question-answer-row- <text:span text:style-name="T19">right </text:span><text:span text:style-name="T33">X</text:span><text:span text:style-name="T19"> </text:span><text:span text:style-name="T18">right_answer</text:span></text:p>
          </table:table-cell>
          <table:table-cell table:style-name="Table5.C2" office:value-type="string">
            <text:p text:style-name="P58">Right answer<text:span text:style-name="T1"> [</text:span><text:span text:style-name="T31">DONE</text:span><text:span text:style-name="T29">]</text:span></text:p>
            <text:p text:style-name="P54">survey [] <text:span text:style-name="T34">- </text:span>quiz []</text:p>
          </table:table-cell>
        </table:table-row>
        <table:table-row>
          <table:table-cell table:style-name="Table5.A2" office:value-type="string">
            <text:p text:style-name="P65">question-answer-row-<text:span text:style-name="T20">wrong</text:span>-blk</text:p>
          </table:table-cell>
          <table:table-cell table:style-name="Table5.A2" office:value-type="string">
            <text:p text:style-name="P64"><text:span text:style-name="T39">q</text:span>uestion-answer-row-<text:span text:style-name="T20">wrong </text:span><text:span text:style-name="T33">X</text:span></text:p>
            <text:p text:style-name="P22">wrong_answer</text:p>
          </table:table-cell>
          <table:table-cell table:style-name="Table5.C2" office:value-type="string">
            <text:p text:style-name="P58"><text:span text:style-name="T20">wrong</text:span> answer<text:span text:style-name="T1"> [</text:span><text:span text:style-name="T31">DONE</text:span><text:span text:style-name="T29">]</text:span></text:p>
            <text:p text:style-name="P54">survey [] <text:span text:style-name="T34">- </text:span>quiz []</text:p>
          </table:table-cell>
        </table:table-row>
        <table:table-row>
          <table:table-cell table:style-name="Table5.A2" office:value-type="string">
            <text:p text:style-name="P53">answer_numbering_block</text:p>
          </table:table-cell>
          <table:table-cell table:style-name="Table5.A2" office:value-type="string">
            <text:p text:style-name="P52">answer_numbering_block_box<text:span text:style-name="T33">X</text:span></text:p>
            <text:p text:style-name="P23">.answer-container ul li &gt; .answer-contents &gt; label.labels</text:p>
          </table:table-cell>
          <table:table-cell table:style-name="Table5.C2" office:value-type="string">
            <text:p text:style-name="P51">Numbering<text:span text:style-name="T1"> [</text:span><text:span text:style-name="T31">DONE</text:span><text:span text:style-name="T29">]</text:span></text:p>
            <text:p text:style-name="P24">survey [] <text:span text:style-name="T34">- </text:span>quiz []</text:p>
          </table:table-cell>
        </table:table-row>
        <table:table-row>
          <table:table-cell table:style-name="Table5.A2" office:value-type="string">
            <text:p text:style-name="P50">answer-text-box-area-block</text:p>
          </table:table-cell>
          <table:table-cell table:style-name="Table5.A2" office:value-type="string">
            <text:p text:style-name="P46">answer-text-box-area</text:p>
          </table:table-cell>
          <table:table-cell table:style-name="Table5.C2" office:value-type="string">
            <text:p text:style-name="P49">Answer Text<text:span text:style-name="T1"> [</text:span><text:span text:style-name="T31">DONE</text:span><text:span text:style-name="T29">]</text:span></text:p>
            <text:p text:style-name="P24">survey [] <text:span text:style-name="T34">- </text:span>quiz []</text:p>
          </table:table-cell>
        </table:table-row>
        <text:soft-page-break/>
        <table:table-row>
          <table:table-cell table:style-name="Table5.A2" office:value-type="string">
            <text:p text:style-name="P48">answer-alarm-text</text:p>
          </table:table-cell>
          <table:table-cell table:style-name="Table5.A2" office:value-type="string">
            <text:p text:style-name="P45">answer-alarm-text-box</text:p>
          </table:table-cell>
          <table:table-cell table:style-name="Table5.C2" office:value-type="string">
            <text:p text:style-name="P44">A<text:span text:style-name="T23">larm</text:span> message<text:span text:style-name="T1"> [</text:span><text:span text:style-name="T31">DONE</text:span><text:span text:style-name="T29">]</text:span></text:p>
            <text:p text:style-name="P24">survey [] <text:span text:style-name="T34">- </text:span>quiz []</text:p>
          </table:table-cell>
        </table:table-row>
        <table:table-row>
          <table:table-cell table:style-name="Table5.A2" office:value-type="string">
            <text:p text:style-name="P43"><text:span text:style-name="T42">w</text:span>arning-message-answer-box</text:p>
            <text:p text:style-name="P43"><text:span text:style-name="T41">question-label-block</text:span> </text:p>
          </table:table-cell>
          <table:table-cell table:style-name="Table5.A2" office:value-type="string">
            <text:p text:style-name="P42"><text:span text:style-name="T43">w</text:span>arning-message-answer <text:span text:style-name="T40">x</text:span></text:p>
            <text:p text:style-name="P40">question-label-box</text:p>
          </table:table-cell>
          <table:table-cell table:style-name="Table5.C2" office:value-type="string">
            <text:p text:style-name="P36">Warning message<text:span text:style-name="T1"> [</text:span><text:span text:style-name="T31">DONE</text:span><text:span text:style-name="T29">]</text:span></text:p>
            <text:p text:style-name="P24">survey [] <text:span text:style-name="T34">- </text:span>quiz []</text:p>
          </table:table-cell>
        </table:table-row>
        <table:table-row>
          <table:table-cell table:style-name="Table5.A2" office:value-type="string">
            <text:p text:style-name="P37"><text:s/>back-answer-question-button-block</text:p>
          </table:table-cell>
          <table:table-cell table:style-name="Table5.A2" office:value-type="string">
            <text:p text:style-name="P39"><text:span text:style-name="T43">b</text:span>ack-answer-question-button</text:p>
          </table:table-cell>
          <table:table-cell table:style-name="Table5.C2" office:value-type="string">
            <text:p text:style-name="P36">Back Button<text:span text:style-name="T1"> [</text:span><text:span text:style-name="T31">DONE</text:span><text:span text:style-name="T29">]</text:span></text:p>
            <text:p text:style-name="P24">survey [] <text:span text:style-name="T34">- </text:span>quiz []</text:p>
          </table:table-cell>
        </table:table-row>
        <table:table-row>
          <table:table-cell table:style-name="Table5.A2" office:value-type="string">
            <text:p text:style-name="P41">continue-answer-question-button </text:p>
          </table:table-cell>
          <table:table-cell table:style-name="Table5.A2" office:value-type="string">
            <text:p text:style-name="P38">continue-answer-question-button-block</text:p>
          </table:table-cell>
          <table:table-cell table:style-name="Table5.C2" office:value-type="string">
            <text:p text:style-name="P36"><text:span text:style-name="T24">Continue</text:span> Button<text:span text:style-name="T1"> [</text:span><text:span text:style-name="T31">DONE</text:span><text:span text:style-name="T29">]</text:span></text:p>
            <text:p text:style-name="P24">survey [] <text:span text:style-name="T34">- </text:span>quiz []</text:p>
          </table:table-cell>
        </table:table-row>
      </table:table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KacstOffice" svg:font-family="KacstOffice" style:font-pitch="variable"/>
    <style:font-face style:name="KacstOne" svg:font-family="KacstOn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6:25:09.149690413</meta:creation-date>
    <dc:date>2018-05-27T03:15:34.037330882</dc:date>
    <meta:editing-duration>P1DT8H31M25S</meta:editing-duration>
    <meta:editing-cycles>111</meta:editing-cycles>
    <meta:generator>LibreOffice/5.3.1.2$Linux_X86_64 LibreOffice_project/30m0$Build-2</meta:generator>
    <meta:document-statistic meta:table-count="6" meta:image-count="0" meta:object-count="0" meta:page-count="3" meta:paragraph-count="152" meta:word-count="381" meta:character-count="3247" meta:non-whitespace-character-count="3002"/>
  </office:meta>
</office:document-meta>
</file>